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5EAF200035AA8A712CB20.wmf"/>
  <manifest:file-entry manifest:media-type="" manifest:full-path="Pictures/200000070005EAF2000360220A95E2CA.wmf"/>
  <manifest:file-entry manifest:media-type="" manifest:full-path="Pictures/200000070005EAF200035D58D96F334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Black" svg:font-family="'Arial Black'"/>
    <style:font-face style:name="Cascadia Code SemiBold" svg:font-family="'Cascadia Code SemiBold'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</style:style>
    <style:style style:name="P2" style:family="paragraph" style:parent-style-name="Standard" style:list-style-name="">
      <style:paragraph-properties fo:margin-top="0cm" fo:margin-bottom="0.353cm" fo:line-height="115%"/>
      <style:text-properties style:font-name="Cascadia Code SemiBold" fo:language="none" fo:country="none" fo:font-weight="bold" style:font-name-asian="Cascadia Code SemiBold" style:font-weight-asian="bold" style:font-name-complex="Cascadia Code SemiBold" style:font-weight-complex="bold"/>
    </style:style>
    <style:style style:name="P3" style:family="paragraph" style:parent-style-name="Standard" style:list-style-name="">
      <style:paragraph-properties fo:margin-top="0cm" fo:margin-bottom="0.353cm" fo:line-height="115%"/>
      <style:text-properties style:font-name="Cascadia Code SemiBold" fo:language="none" fo:country="none" style:font-name-asian="Cascadia Code SemiBold" style:font-name-complex="Cascadia Code SemiBold"/>
    </style:style>
    <style:style style:name="P4" style:family="paragraph" style:parent-style-name="Standard" style:list-style-name="">
      <style:paragraph-properties fo:margin-top="0cm" fo:margin-bottom="0.353cm" fo:line-height="100%"/>
      <style:text-properties style:font-name="Cascadia Code SemiBold" fo:language="none" fo:country="none" style:font-name-asian="Cascadia Code SemiBold" style:font-name-complex="Cascadia Code SemiBold"/>
    </style:style>
    <style:style style:name="P5" style:family="paragraph" style:parent-style-name="Standard" style:list-style-name="">
      <style:paragraph-properties fo:margin-top="0cm" fo:margin-bottom="0.353cm" fo:line-height="115%"/>
      <style:text-properties style:font-name="Cascadia Code SemiBold" fo:font-size="14pt" fo:language="none" fo:country="none" style:text-underline-style="solid" style:text-underline-width="auto" style:text-underline-color="font-color" fo:font-weight="bold" style:font-name-asian="Cascadia Code SemiBold" style:font-size-asian="14pt" style:font-weight-asian="bold" style:font-name-complex="Cascadia Code SemiBold" style:font-size-complex="14pt" style:font-weight-complex="bold"/>
    </style:style>
    <style:style style:name="P6" style:family="paragraph" style:parent-style-name="Standard" style:list-style-name="">
      <style:paragraph-properties fo:margin-top="0cm" fo:margin-bottom="0.353cm" fo:line-height="100%"/>
      <style:text-properties style:font-name="Cascadia Code SemiBold" fo:font-size="14pt" fo:language="none" fo:country="none" style:text-underline-style="solid" style:text-underline-width="auto" style:text-underline-color="font-color" fo:font-weight="bold" style:font-name-asian="Cascadia Code SemiBold" style:font-size-asian="14pt" style:font-weight-asian="bold" style:font-name-complex="Cascadia Code SemiBold" style:font-size-complex="14pt" style:font-weight-complex="bold"/>
    </style:style>
    <style:style style:name="P7" style:family="paragraph" style:parent-style-name="Standard" style:list-style-name="">
      <style:paragraph-properties fo:margin-top="0cm" fo:margin-bottom="0.353cm" fo:line-height="115%"/>
      <style:text-properties style:font-name="Cascadia Code SemiBold" fo:font-size="11pt" fo:language="none" fo:country="none" fo:font-weight="bold" style:font-name-asian="Cascadia Code SemiBold" style:font-size-asian="11pt" style:font-weight-asian="bold" style:font-name-complex="Cascadia Code SemiBold" style:font-size-complex="11pt" style:font-weight-complex="bold"/>
    </style:style>
    <style:style style:name="P8" style:family="paragraph" style:parent-style-name="Standard" style:list-style-name="" style:master-page-name="Standard">
      <style:paragraph-properties fo:margin-top="0cm" fo:margin-bottom="0.353cm" fo:line-height="115%" style:page-number="auto"/>
    </style:style>
    <style:style style:name="T1" style:family="text">
      <style:text-properties fo:font-size="28pt" fo:language="none" fo:country="none" style:font-size-asian="28pt" style:font-size-complex="28pt"/>
    </style:style>
    <style:style style:name="T2" style:family="text">
      <style:text-properties style:font-name="Cascadia Code SemiBold" fo:font-size="28pt" fo:language="none" fo:country="none" fo:font-weight="bold" style:font-name-asian="Cascadia Code SemiBold" style:font-size-asian="28pt" style:font-weight-asian="bold" style:font-name-complex="Cascadia Code SemiBold" style:font-size-complex="28pt" style:font-weight-complex="bold"/>
    </style:style>
    <style:style style:name="T3" style:family="text">
      <style:text-properties style:font-name="Cascadia Code SemiBold" fo:language="none" fo:country="none" style:font-name-asian="Cascadia Code SemiBold" style:font-name-complex="Cascadia Code SemiBold"/>
    </style:style>
    <style:style style:name="T4" style:family="text">
      <style:text-properties style:font-name="Cascadia Code SemiBold" fo:language="none" fo:country="none" style:text-underline-style="solid" style:text-underline-width="auto" style:text-underline-color="font-color" fo:font-weight="bold" style:font-name-asian="Cascadia Code SemiBold" style:font-weight-asian="bold" style:font-name-complex="Cascadia Code SemiBold" style:font-weight-complex="bold"/>
    </style:style>
    <style:style style:name="T5" style:family="text">
      <style:text-properties style:font-name="Cascadia Code SemiBold" fo:language="none" fo:country="none" fo:font-weight="bold" style:font-name-asian="Cascadia Code SemiBold" style:font-weight-asian="bold" style:font-name-complex="Cascadia Code Semi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2"/></text:span><text:span text:style-name="T2">Macchine virtuali(VM)</text:span></text:p>
      <text:p text:style-name="P2">-Cosa sono le macchine virtuali?</text:p>
      <text:p text:style-name="P3">Le macchine virtuali(VM) sono ambienti di calcolo che emulano il funzionamento di un computer fisico.</text:p>
      <text:p text:style-name="P3">Sono create tramite software e consentono di eseguire un sistema operativo su un altro sistema operativo, utilizzando una parte delle risorse hardware del computer "reale", come CPU,RAM, e disco rigido.</text:p>
      <text:p text:style-name="P3">Di seguito alcune caratteristiche delle VM:</text:p>
      <text:p text:style-name="P1"><text:span text:style-name="T3">1° </text:span><text:span text:style-name="T4">Isolamento</text:span><text:span text:style-name="T3">: Ogni VM è isolata dalle altre e dal sistema operativo HOST, il quale permette di eseguire più VM sullo stesso hardware senza interferenza.</text:span></text:p>
      <text:p text:style-name="P1"><text:span text:style-name="T3">2° </text:span><text:span text:style-name="T4">Indipendenza</text:span><text:span text:style-name="T3">: Ogni VM può eseguire un sistema operativo diverso dall'Host. Ad esempio, posso su una macchina windows, eseguire un sistema operativo come linux o Metasploitable con l'utilizzo di <text:s/>una macchina virtuale.</text:span></text:p>
      <text:p text:style-name="P1"><text:span text:style-name="T3">3° </text:span><text:span text:style-name="T4">Portabilità</text:span><text:span text:style-name="T3">: Le VM sono spesso contenute in file, il quale le rende facili da copiare in altre macchine.</text:span></text:p>
      <text:p text:style-name="P1"><text:span text:style-name="T3">4° </text:span><text:span text:style-name="T4">SICUREZZA</text:span><text:span text:style-name="T3">:Possiamo creare diverse macchine virtuali per scopi diversi, come ad esempio provare un nuovo software o un nuovo aggiornamento, per capire come risponderebbe se installato nell' Host. Possiamo utilizzarle in tanti altri modi. </text:span></text:p>
      <text:p text:style-name="P5"/>
      <text:p text:style-name="P5">Virtualizzazione:Condivisione di risorse fisiche.</text:p>
      <text:p text:style-name="P5"/>
      <text:p text:style-name="P5"/>
      <text:p text:style-name="P3"><text:soft-page-break/>LE VIRTUALIZZAZIONI SI DIVIDONO IN 3 LIVELLI:</text:p>
      <text:p text:style-name="P2">HYPERVISOR LIVELLO 1: IN QUESTO LIVELLO LA MIA MACCHINA VIRTUALE è UN SOFTWARE CHE GESTISCE DIRETTAMENTE L HARDWARE FISICO DI UNA MACCHINA, SENZA PASSARE ATTRAVERSO UN SISTEMA OPERATIVO. IN PAROLE POVERE, UNA VOLTA ACCESSO IL NOSTRO COMPUTER, SONO GIà VIRTUALIZZATO.</text:p>
      <text:p text:style-name="P2"/>
      <text:p text:style-name="P2">HYPERVISOR LIVELLO 2: SI TRATTA DI UN LIVELLO IN CUI APRO LA MIA MACCHINA VIRTUALE TRAMITE UN APP, VM (AD ESEMPIO VIRTUAL BOX), COSI DA POTER RICREARE TUTTI GLI AMBIENTI CHE VOGLIO.</text:p>
      <text:p text:style-name="P2"/>
      <text:p text:style-name="P1"><text:span text:style-name="T5">HYPERVISOR LIVELLO 3: IN QUESTO LIVELLO NON VIRTUALIZZO IL SISTEMA OPERATIVO, MA VIRTUALIZZO IL SOFTWARE TRAMITE CLOUD</text:span><text:span text:style-name="T3">. IN PAROLE POVERE, UTILIZZERO' LA MIA MACCHINA VIRTUALE,UTILIZZANDO UN CLOUD DEDICATO.</text:span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draw:frame draw:style-name="fr1" text:anchor-type="as-char" svg:width="14.658cm" svg:height="8.334cm" draw:z-index="0"><draw:image xlink:href="Pictures/200000070005EAF200035D58D96F3347.wmf" xlink:type="simple" xlink:show="embed" xlink:actuate="onLoad"/></draw:frame></text:p>
      <text:p text:style-name="P3"/>
      <text:p text:style-name="P3">Metasploitable:</text:p>
      <text:p text:style-name="P3"/>
      <text:p text:style-name="P3"/>
      <text:p text:style-name="P4"><draw:frame draw:style-name="fr1" text:anchor-type="as-char" svg:width="14.658cm" svg:height="8.361cm" draw:z-index="1"><draw:image xlink:href="Pictures/200000070005EAF2000360220A95E2CA.wmf" xlink:type="simple" xlink:show="embed" xlink:actuate="onLoad"/></draw:frame></text:p>
      <text:p text:style-name="P3"/>
      <text:p text:style-name="P3"><text:soft-page-break/></text:p>
      <text:p text:style-name="P3">Windows 10</text:p>
      <text:p text:style-name="P3"/>
      <text:p text:style-name="P5"/>
      <text:p text:style-name="P6"><draw:frame draw:style-name="fr1" text:anchor-type="as-char" svg:width="14.658cm" svg:height="8.308cm" draw:z-index="2"><draw:image xlink:href="Pictures/200000070005EAF200035AA8A712CB20.wmf" xlink:type="simple" xlink:show="embed" xlink:actuate="onLoad"/></draw:frame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Black" svg:font-family="'Arial Black'"/>
    <style:font-face style:name="Cascadia Code SemiBold" svg:font-family="'Cascadia Code SemiBold'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 Black" fo:font-size="12pt" fo:language="it" fo:country="IT" style:font-name-asian="Arial Black" style:font-size-asian="12pt" style:language-asian="it" style:country-asian="IT" style:font-name-complex="Arial Black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4" meta:paragraph-count="19" meta:word-count="282" meta:character-count="1895"/>
    <dc:date>2024-10-01T08:42:35.57</dc:date>
    <dc:creator>Alessio Di Donato</dc:creator>
    <meta:generator>OpenOffice/4.1.15$Win32 OpenOffice.org_project/4115m2$Build-9813</meta:generator>
  </office:meta>
</office:document-meta>
</file>